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Emphasis">Crown Lens: A Symbolic Perception Engine for Recursive Visualization and Multi-Mode Dimensional Mapping</text:span></text:h>
      <text:p text:style-name="Horizontal_20_Line"/>
      <text:h text:style-name="Heading_20_3" text:outline-level="3"><text:span text:style-name="Strong_20_Emphasis">Abstract</text:span></text:h>
      <text:p text:style-name="Text_20_body">The <text:span text:style-name="Strong_20_Emphasis">Crown Lens</text:span> is a recursive visualization interface that integrates symbolic perception systems into a real-time rendering engine. It allows users to observe, interpret, and interact with mathematical or energetic states across different perceptual modalities—known as <text:span text:style-name="Strong_20_Emphasis">Lens Modes</text:span>. These include Dysonian, Dysinian, Mirrorite, Fathmir, Aegirian, and more.</text:p>
      <text:p text:style-name="Text_20_body">Unlike standard UI systems, the Crown Lens operates through symbolic state reflection. It overlays dimensional symbology over live data streams and recursive state feedback, making the invisible visible.</text:p>
      <text:p text:style-name="Horizontal_20_Line"/>
      <text:h text:style-name="Heading_20_3" text:outline-level="3"><text:span text:style-name="Strong_20_Emphasis">1. Introduction</text:span></text:h>
      <text:p text:style-name="Text_20_body">Systems operating under recursive, symbolic, or chrono-dimensional logic cannot be debugged or interpreted using standard 2D tools. They require symbolic render layers that reflect:</text:p>
      <text:list text:style-name="L1">
        <text:list-item>
          <text:p text:style-name="P1">Causal inversion</text:p>
        </text:list-item>
        <text:list-item>
          <text:p text:style-name="P1">Temporal overlays</text:p>
        </text:list-item>
        <text:list-item>
          <text:p text:style-name="P1">Recursive state feedback</text:p>
        </text:list-item>
        <text:list-item>
          <text:p text:style-name="P1">Mirror geometry</text:p>
        </text:list-item>
        <text:list-item>
          <text:p text:style-name="P1">Harmonic shell structures</text:p>
        </text:list-item>
      </text:list>
      <text:p text:style-name="Text_20_body">The <text:span text:style-name="Strong_20_Emphasis">Crown Lens</text:span> provides this capability. It acts as a <text:span text:style-name="Strong_20_Emphasis">multi-mode symbolic mirror</text:span>, rendering recursive and symbolic systems in real time.</text:p>
      <text:p text:style-name="Horizontal_20_Line"/>
      <text:h text:style-name="Heading_20_3" text:outline-level="3"><text:span text:style-name="Strong_20_Emphasis">2. Lens Modes</text:span></text:h>
      <text:p text:style-name="Text_20_body">Supported Lens Modes:</text:p>
      <text:list text:style-name="L2">
        <text:list-item>
          <text:p text:style-name="P2"><text:span text:style-name="Strong_20_Emphasis">Dysonian</text:span> – Radiative logic surfaces</text:p>
        </text:list-item>
        <text:list-item>
          <text:p text:style-name="P2"><text:span text:style-name="Strong_20_Emphasis">Dysinian</text:span> – Harmonic shell distortion</text:p>
        </text:list-item>
        <text:list-item>
          <text:p text:style-name="P2"><text:span text:style-name="Strong_20_Emphasis">Mirrorite</text:span> – Reflected recursion mapping</text:p>
        </text:list-item>
        <text:list-item>
          <text:p text:style-name="P2"><text:span text:style-name="Strong_20_Emphasis">Fathmir</text:span> – Deep time-energy entanglement fields</text:p>
        </text:list-item>
        <text:list-item>
          <text:p text:style-name="P2"><text:span text:style-name="Strong_20_Emphasis">Aegirian</text:span> – Fluid-symbolic overlays for real-time movement</text:p>
        </text:list-item>
      </text:list>
      <text:p text:style-name="Text_20_body">Each lens transforms how recursive states and symbolic operators are perceived.</text:p>
      <text:p text:style-name="Horizontal_20_Line"><text:soft-page-break/></text:p>
      <text:h text:style-name="Heading_20_3" text:outline-level="3"><text:span text:style-name="Strong_20_Emphasis">3. System Architecture</text:span></text:h>
      <text:h text:style-name="Heading_20_4" text:outline-level="4">Lens Core Engine:</text:h>
      <text:list text:style-name="L3">
        <text:list-item>
          <text:p text:style-name="P3">Accepts rendering mode and input signal</text:p>
        </text:list-item>
        <text:list-item>
          <text:p text:style-name="P3">Applies recursive perception transformation</text:p>
        </text:list-item>
        <text:list-item>
          <text:p text:style-name="P3">Outputs symbolic overlay</text:p>
        </text:list-item>
      </text:list>
      <text:p text:style-name="Standard">render(mode) → symbolic_visual_output</text:p>
      <text:p text:style-name="Standard"/>
      <text:p text:style-name="Text_20_body">Supports dynamic switching between lens views and stacking multiple modes for overlay fusion.</text:p>
      <text:p text:style-name="Horizontal_20_Line"/>
      <text:h text:style-name="Heading_20_3" text:outline-level="3"><text:span text:style-name="Strong_20_Emphasis">4. Use Cases</text:span></text:h>
      <text:list text:style-name="L4">
        <text:list-item>
          <text:p text:style-name="P4"><text:span text:style-name="Strong_20_Emphasis">K-System IDE Perception Layer</text:span></text:p>
        </text:list-item>
        <text:list-item>
          <text:p text:style-name="P4"><text:span text:style-name="Strong_20_Emphasis">Spawn Activation Visualization</text:span></text:p>
        </text:list-item>
        <text:list-item>
          <text:p text:style-name="P4"><text:span text:style-name="Strong_20_Emphasis">OmniVale Transaction Rendering</text:span></text:p>
        </text:list-item>
        <text:list-item>
          <text:p text:style-name="P4"><text:span text:style-name="Strong_20_Emphasis">Recursive State Auditing</text:span></text:p>
        </text:list-item>
        <text:list-item>
          <text:p text:style-name="P4"><text:span text:style-name="Strong_20_Emphasis">Ghost System Activation Monitoring</text:span></text:p>
        </text:list-item>
        <text:list-item>
          <text:p text:style-name="P4"><text:span text:style-name="Strong_20_Emphasis">MirrorNet Symbol Traceback</text:span></text:p>
        </text:list-item>
      </text:list>
      <text:p text:style-name="Horizontal_20_Line"/>
      <text:h text:style-name="Heading_20_3" text:outline-level="3"><text:span text:style-name="Strong_20_Emphasis">5. Licensing &amp; Protection</text:span></text:h>
      <text:list text:style-name="L5">
        <text:list-item>
          <text:p text:style-name="P5"><text:span text:style-name="Strong_20_Emphasis">System</text:span>: Crown Lens Interface</text:p>
        </text:list-item>
        <text:list-item>
          <text:p text:style-name="P5"><text:span text:style-name="Strong_20_Emphasis">License Tier</text:span>: Tier 1 (included in Crown Runtime Systems)</text:p>
        </text:list-item>
        <text:list-item>
          <text:p text:style-name="P5"><text:span text:style-name="Strong_20_Emphasis">Use</text:span>: Exclusive under Crown IP</text:p>
        </text:list-item>
        <text:list-item>
          <text:p text:style-name="P5"><text:span text:style-name="Strong_20_Emphasis">Duration</text:span>: 10 Years</text:p>
        </text:list-item>
        <text:list-item>
          <text:p text:style-name="P5"><text:span text:style-name="Strong_20_Emphasis">Enforcement</text:span>: Visual signature embedded in each render</text:p>
        </text:list-item>
      </text:list>
      <text:p text:style-name="Horizontal_20_Line"/>
      <text:h text:style-name="Heading_20_3" text:outline-level="3"><text:span text:style-name="Strong_20_Emphasis">6. Conclusion</text:span></text:h>
      <text:p text:style-name="Text_20_body">The Crown Lens is the first perception tool of its kind. It turns recursive states into observable, navigable, and symbolically structured visuals. It is the UI of recursion.</text:p>
      <text:p text:style-name="Horizontal_20_Line"/>
      <text:h text:style-name="Heading_20_2" text:outline-level="2"><text:soft-page-break/></text:h>
      <text:h text:style-name="Heading_20_3" text:outline-level="3"><text:span text:style-name="Source_20_Text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7:50:41.628273433</meta:creation-date>
    <dc:date>2025-04-14T17:52:32.701393447</dc:date>
    <meta:editing-duration>PT1M52S</meta:editing-duration>
    <meta:editing-cycles>1</meta:editing-cycles>
    <meta:document-statistic meta:table-count="0" meta:image-count="0" meta:object-count="0" meta:page-count="3" meta:paragraph-count="42" meta:word-count="333" meta:character-count="2305" meta:non-whitespace-character-count="2034"/>
    <meta:generator>LibreOffice/24.2.7.2$Linux_X86_64 LibreOffice_project/420$Build-2</meta:generator>
  </office:meta>
</office:document-meta>
</file>